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charset="x-symbol"/>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margin-top="0cm" fo:margin-bottom="0.212cm" fo:text-align="justify" style:justify-single-word="false"/>
      <style:text-properties fo:font-size="14pt" fo:font-weight="bold" style:font-size-asian="14pt" style:font-weight-asian="bold" style:font-size-complex="14pt"/>
    </style:style>
    <style:style style:name="P4" style:family="paragraph" style:parent-style-name="Standard">
      <style:paragraph-properties fo:margin-top="0cm" fo:margin-bottom="0.212cm" fo:text-align="justify" style:justify-single-word="false"/>
    </style:style>
    <style:style style:name="P5" style:family="paragraph" style:parent-style-name="Standard" style:master-page-name="">
      <style:paragraph-properties fo:margin-top="0cm" fo:margin-bottom="0.212cm" fo:text-align="justify" style:justify-single-word="false" style:page-number="auto" fo:break-before="auto" fo:break-after="auto"/>
      <style:text-properties fo:font-size="14pt" fo:font-weight="bold" style:font-size-asian="14pt" style:font-weight-asian="bold" style:font-size-complex="14pt"/>
    </style:style>
    <style:style style:name="P6" style:family="paragraph" style:parent-style-name="Standard" style:master-page-name="Standard">
      <style:paragraph-properties fo:margin-top="0cm" fo:margin-bottom="0.212cm" fo:line-height="150%" fo:text-align="center" style:justify-single-word="false" style:page-number="auto"/>
    </style:style>
    <style:style style:name="P7" style:family="paragraph" style:parent-style-name="Standard">
      <style:paragraph-properties fo:margin-top="0cm" fo:margin-bottom="0.212cm"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margin-top="0cm" fo:margin-bottom="0.212cm" fo:text-align="justify" style:justify-single-word="false"/>
    </style:style>
    <style:style style:name="P9" style:family="paragraph" style:parent-style-name="Standard" style:master-page-name="">
      <style:paragraph-properties fo:margin-top="0cm" fo:margin-bottom="0.212cm" fo:text-align="justify" style:justify-single-word="false" style:page-number="auto" fo:break-before="page"/>
      <style:text-properties fo:font-size="14pt" fo:font-weight="bold" style:font-size-asian="14pt" style:font-weight-asian="bold" style:font-size-complex="14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ize="14pt" fo:font-weight="bold" style:font-size-asian="14pt" style:font-weight-asian="bold" style:font-size-complex="14pt"/>
    </style:style>
    <style:style style:name="T4" style:family="text">
      <style:text-properties fo:font-size="14pt" style:font-size-asian="14pt" style:font-size-complex="14pt"/>
    </style:style>
    <style:style style:name="T5" style:family="text">
      <style:text-properties style:font-name="Times New Roman1" style:font-name-asian="Times New Roman" style:font-name-complex="Times New Roman"/>
    </style:style>
    <style:style style:name="T6"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Sécurité et Logiciel Libre</text:span><text:span text:style-name="T3"><text:line-break/></text:span><text:span text:style-name="T4">Philippe WOLF</text:span></text:p>
      <text:p text:style-name="P7">Je souhaite tout d’abord remercier les organisateurs du forum OpenWorld 2012 de me permettre de partager avec vous quelques réflexions autour du sujet « Sécurité et logiciel Libre ». Vos débats les enrichiront sûrement tout à l'heure.</text:p>
      <text:p text:style-name="P3">I. Introduction</text:p>
      <text:p text:style-name="P4">Permettez-moi d'abord deux anecdotes personnelles.</text:p>
      <text:p text:style-name="P4">Pour les plus jeunes d'entre vous, je suis un ancêtre qui a découvert l'informatique, il y a 34 ans, par les cartes perforées. Normalisées, elles avaient la vertu principale d'obliger le programmeur à la réflexion et à la patience. Le partage était la règle dans les armoires à programmes.</text:p>
      <text:p text:style-name="P4">Le premier acte malveillant ou farceur pouvait consister à glisser physiquement une boucle d'impression, sous la forme de 3 cartes, au milieu d'une liasse avec un effet potentiel de « paper-bombing » soit de saturation de l'impression. L’ancêtre du déni de service en quelque sorte !</text:p>
      <text:p text:style-name="P4">Depuis le 18 septembre, des attaques en déni de service distribuées frappent les sites Internet de plusieurs institutions financières américaines (Bank of America, JP Morgan Chase, Wells Fargo, US Bank, PNC). Les chiffres de trafic disponibles en source ouverte vont de 25Gb/s à plus de 100Gb/s ; certains observateurs allant jusqu'à qualifier cette vague d'attaques d'« historique ». Les revendications de ces attaques ont été relayées initialement via la même nébuleuse de blogs et de comptes de réseaux sociaux que celles relatives à l'attaque contre la société Aramco par virus effaceur de disque. Il est à noter que les offres de solutions de délestage anti-ddos relèvent majoritairement de la « sécurité par l'obscurité » et de savoir-faire protégés. Il y a là manifestement une première piste pour des développements libres novateurs.</text:p>
      <text:p text:style-name="P4">Une autre expérience m'est revenue à l'esprit. En préparant ma thèse à l'INRIA en 1984, j'ai été bloqué par un bogue du compilateur Pascal, le langage nouveau de l'époque. Il suffisait alors d'aller rendre visite à l'équipe de soutien locale du système Multics. Les administrateurs disposaient des listings du système d'exploitation écrit à 90 % en PL/I (langage développé initialement par IBM) avec un peu d'assembleur natif. Le bogue fut trouvé en 48h et corrigé mondialement dans la foulée. Les systèmes étaient fournis avec le mode d'emploi.</text:p>
      <text:p text:style-name="P4">La nostalgie de beaucoup d'anciens chercheurs pour l'OS Multics tenait à son modèle de sécurité à base d'anneaux et aux nouveautés comme la segmentation de la mémoire, la mémoire virtuelle ou la compilation dynamique. Les modèles de sécurité de nos systèmes actuels n'en sont que de pâles dérivés. Un article de 2002 intitulé « Thirty Years Later: Lessons from the Multics Security Evaluation »<text:note text:id="ftn1" text:note-class="footnote"><text:note-citation>1</text:note-citation><text:note-body><text:p text:style-name="Footnote"><text:s/>Voir http://www.acsac.org/2002/papers/classic-multics.pdf</text:p></text:note-body></text:note> a donné la liste de tout ce que certains systèmes d'exploitation actuels avaient oublié depuis, comme la protection contre les débordements mémoire. Ces manquements à une saine programmation, maîtrisée par les pionniers, expliquent la majorité des vulnérabilités exploitées par les codes malveillants ces dix dernières années.</text:p>
      <text:p text:style-name="P4">C'est le logiciel libre, par sa standardisation coopérative, qui a construit les briques de la sécurité d'Internet. Il vous appartient maintenant d'inventer de nouveaux modèles de sécurité <text:soft-page-break/>(privilégiant la défense en profondeur dynamique) adaptés aux nouveaux usages du nomadisme, de la virtualisation et de la néphologie (science des nuages).</text:p>
      <text:p text:style-name="P4">L'autre défi consiste à dépasser la faute originelle (mais en était-ce une?) d'une architecture sans objectif économique. Mais comme le souligne Benjamin Bayard dans son analyse de 2007 intitulée « Internet libre ou Minitel 2.0 ? »<text:note text:id="ftn2" text:note-class="footnote"><text:note-citation>2</text:note-citation><text:note-body><text:p text:style-name="Footnote"><text:s/>Voir http://www.fdn.fr/internet-libre-ou-minitel-2.html</text:p></text:note-body></text:note> : « Qui est encore opérateur Internet là dedans? et ben y'a pas grand monde. Si vous regardez entre ceux qui sont morts et ceux qu'ont été rachetés, il reste vraiment pas grand monde. »</text:p>
      <text:p text:style-name="P5">II. Cybersécurité</text:p>
      <text:p text:style-name="P4">Mais il est loin, le temps où 3 ingénieurs tentaient il y a 25 ans de développer au CELAr, au sud de Rennes, la sécurité des systèmes d'information et d'y intéresser les autorités parisiennes. La parenthèse enchantée du web, selon l'expression de la journaliste Françoise Giroux qui désignait la période entre la pilule et le sida, n'aura pas duré quinze ans.</text:p>
      <text:p text:style-name="P4">L'amplification des attaques informatiques motivées par le profit ou la malveillance, l'évolution constante des réseaux mafieux et l’espionnage d’États ont fait de la « cybersécurité » un nouvel enjeu national. Le Livre Blanc sur la Défense et la Sécurité Nationale publié en juin 2008 définissait ainsi la protection des systèmes d'information comme une composante à part entière de la politique de défense et de sécurité de l’État. Nul doute que le nouveau Livre Blanc, en cours de rédaction, affirmera la nécessité d'un renforcement de la cybersécurité devant la réalité de ce que beaucoup désignent sous le terme de cyberguerre, guerre de l'ombre par excellence.</text:p>
      <text:p text:style-name="P4">La cyber-fragilité augmente. Nos achats compulsifs se complaisent d’un rythme effréné de renouvellement. L’innovation séductrice et souvent factice ringardise toute consolidation. Les modes marquétiques mais inexorables, comme le BYOD (Bring Your Own Device), se moquent de la sécurité. La cyber-diversité est elle-aussi en berne. J'y reviendrai.</text:p>
      <text:p text:style-name="P4">La France a participé la semaine dernière à l'exercice Cyber-Europe 2012 sur un scénario assez proche d'un exercice national, PIRANET 2012, qui s’était déroulé les 7, 8 et 9 février 2012. Cela permet, entre autres, de mesurer concrètement les progrès à accomplir avec nos opérateurs d'importance vitale. Le centre opérationnel de l'ANSSI est aujourd'hui sur un front permanent et agit comme un service d'urgence médicale surchargé. Il devient dès lors essentiel de développer l'hygiène informatique et la prophylaxie en SSI.</text:p>
      <text:p text:style-name="P4">Le discours courageux du directeur général de l'ANSSI Patrick Pailloux<text:note text:id="ftn3" text:note-class="footnote"><text:note-citation>3</text:note-citation><text:note-body><text:p text:style-name="Footnote"><text:s/>Voir http://www.ssi.gouv.fr/fr/anssi/publications/discours-de-patrick-pailloux-directeur-general-de-l-agence-nationale-de-la.html</text:p></text:note-body></text:note>, la semaine dernière aux assises de la SSI à Monaco, est sans concessions. Il faut savoir dire non aux pratiques dangereuses et au laissez-aller si commode. La polémique sur le BYOD démontre la justesse de son analyse mais ne suffira probablement pas à renverser les tendances.</text:p>
      <text:p text:style-name="P4">Il y exprime également son inquiétude pour la sécurité de systèmes d'information industriels interconnectés et ciblés par des attaques de plus en plus violentes. Je le cite : « Il est absolument impératif que les entreprises qui disposent de systèmes industriels vérifient bien l’isolation de ces derniers de l’Internet et, si ce n’est pas le cas, je n’ai pas d’autre recommandation à faire que de les déconnecter, et je suis extrêmement sérieux ». J'ai moi-même prêché dès 2005 pour la prise en compte de la sécurité des systèmes d'information industriels mais largement dans le désert. Merci paradoxalement à Stuxnet, à leurs auteurs et à ses utilisateurs d'avoir libéré les consciences par la prolifération induite.</text:p>
      <text:p text:style-name="P4"><text:soft-page-break/>Dans un monde de plus en plus cyberdépendant, la communauté du libre peut et doit être le fer de lance des bonnes pratiques en SSI. Elle a démontré son savoir-faire pour fournir les briques nécessaires mais elle doit aller plus loin notamment dans les approches systèmes. Je vais développer ces points.</text:p>
      <text:p text:style-name="P5">III. Sécurité et Logiciel Libre</text:p>
      <text:p text:style-name="P4">Faisons taire quelques polémiques stériles.</text:p>
      <text:p text:style-name="P4">Ce n'est pas parce qu'un logiciel est libre qu'il est sécurisé par défaut (cf. openssl, openBSD, failles Linux). L'argument de la sécurité (« many eyes ») ne peut être utilisé de manière péremptoire pour justifier l'emploi d'un logiciel libre par rapport à un autre produit. En revanche :</text:p>
      <text:p text:style-name="List_20_Indent">-<text:tab/>disposer du code source d'une application facilite son évaluation du point de vue de la sécurité, la détection de failles et leur correction. Disposer du code source permet, outre une analyse manuelle, l'application d'outils d'analyse statique plus performants, voire de vérification formelle ; a contrario, ce n'est pas parce qu'un produit est fermé (propriétaire) qu'il ne sera pas possible de détecter des failles dans ce dernier ;</text:p>
      <text:p text:style-name="List_20_Indent">-<text:tab/>l'insertion de portes dérobées (backdoors) dans un logiciel libre n'est évidemment pas impossible, mais est rendue plus compliquée par le caractère ouvert du produit ;</text:p>
      <text:p text:style-name="List_20_Indent">-<text:tab/>avoir le code source permet de recompiler l'application et donc de s'assurer qu'on utilise bien le binaire correspondant au code. Cette recompilation peut également permettre de durcir l'application en ajoutant les bonnes options de compilations ;</text:p>
      <text:p text:style-name="List_20_Indent">-<text:tab/>en cas de large utilisation, un logiciel libre sera maintenu par une large communauté avec une dynamique de mise à jour rapide et le dépôt de bilan d'un des acteurs ne remettra pas en question le maintien en conditions opérationnelles et de sécurité de cette brique ; a contrario, si la communauté est petite le risque existe que la mise à disposition de correctifs de sécurité en cas de découverte de vulnérabilités soit problématique.</text:p>
      <text:p text:style-name="P4">Le libre se doit d'être exemplaire dans le respect des règles de notre Référentiel Général de Sécurité<text:note text:id="ftn4" text:note-class="footnote"><text:note-citation>4</text:note-citation><text:note-body><text:p text:style-name="Footnote"><text:s/>Voir http://www.ssi.gouv.fr/fr/reglementation-ssi/referentiel-general-de-securite/</text:p></text:note-body></text:note>. Est-il normal qu'un espiogiciel comme Flame puisse impunément s'installer sur nos machines grâce à un protocole défaillant de mise à jour ou même grâce à une collision de la fonction de hachage MD5 qui devrait être éradiquée de nos systèmes depuis 2004 ?</text:p>
      <text:p text:style-name="P4">Les constats effectués par l'ANSSI à l'occasion des audits et des inspections effectués tant dans les entités ministérielles que dans le secteur privé mettent en lumière des problèmes récurrents. Les fonctions suivantes, de sécurité ou contribuant à la sécurité, font plus particulièrement défaut :</text:p>
      <text:p text:style-name="List_20_Indent">-<text:tab/>déploiement et mise à jour des applications ;</text:p>
      <text:p text:style-name="List_20_Indent">-<text:tab/>modification centralisée de la configuration ;</text:p>
      <text:p text:style-name="List_20_Indent">-<text:tab/>remontée des journaux ;</text:p>
      <text:p text:style-name="List_20_Indent">-<text:tab/>filtrage au niveau local des postes/serveurs et au niveau des réseaux locaux (cloisonnement interne) ;</text:p>
      <text:p text:style-name="List_20_Indent">-<text:tab/>contrôle des entrées/sorties des postes, surtout pour le « blocage des périphériques ».</text:p>
      <text:p text:style-name="P4">L'utilisation de technologies propriétaires rend coûteuse voire impossible la migration et c'est un paramètre qu'il semble primordial de prendre en compte. Le logiciel libre doit donc <text:soft-page-break/>proposer ces outils de gestion, intégrables aux systèmes. Il en va de son modèle économique. Le maintien en condition de sécurité se confond aujourd'hui avec le maintien en condition opérationnelle. C'est ce créneau essentiel qu'il s'agit d'occuper avec toute la puissance du développement communautaire.</text:p>
      <text:p text:style-name="P4">La circulaire récente du Premier ministre concernant les « orientations pour l'usage des logiciels libres dans l'administration » souligne cette difficulté. Je cite : « A contrario, les systèmes complets et complexes sont parfois si difficiles à gérer qu'ils requièrent un professionnel dédié, c'est à dire un éditeur... C'est notamment le cas des systèmes de gestion tels les PGI (progiciel de gestion intégré) généralistes ». Il vous appartient de faire croître ces nouveaux éditeurs autour d'outillage libre.</text:p>
      <text:p text:style-name="P4">Devant les niveaux de sécurité disparates des outils actuels, je vous propose un usage renforcé de la Certification de Sécurité de Premier Niveau<text:note text:id="ftn5" text:note-class="footnote"><text:note-citation>5</text:note-citation><text:note-body><text:p text:style-name="Footnote"><text:s/>Voir http://www.ssi.gouv.fr/fr/certification-qualification/cspn/</text:p></text:note-body></text:note> qui est une qualification ANSSI décrite en détail sur son site. Trop peu de produits libres sont aujourd'hui certifiés : par exemple, Truecrypt, Bro. D'autres sont dans le tuyau. Ce n'est pas une évaluation au rabais car elle concentre ses efforts sur la résistance aux attaques (l’assurance de l'efficacité des Critères Communs). Les résultats obtenus et en particulier le nombre de produits qui, suite à l'évaluation ne sont pas certifiés, ont démontré sa pertinence. La CSPN vise donc à l'amélioration de la sécurité des logiciels. Des mécanismes de soutien à cette labellisation existent.</text:p>
      <text:p text:style-name="P4">Prenons un exemple récent concernant une caméra de vidéo-protection sous protocole IP qui devait être certifiée. Celle-ci est tout à fait représentative du marché actuel qui favorise la richesse fonctionnelle au détriment de la sécurité. L'analyse de nos équipes techniques a mis en évidence de nombreuses failles d'implantation et de configuration des briques libres. Il est d'ailleurs à noter, comme souvent dans le cas de logiciels embarqués, le non respect des clauses des licences ouvertes. C'est le cas ici d'une des briques fonctionnelles critiques dont le partage avec la communauté aurait immédiatement mis en évidence la vulnérabilité. Ces fonctions des caméras de surveillance sont aujourd'hui standardisées dans un standard ONVIF<text:note text:id="ftn6" text:note-class="footnote"><text:note-citation>6</text:note-citation><text:note-body><text:p text:style-name="Footnote"><text:s/>Voir http://www.onvif.org/</text:p></text:note-body></text:note> qui concerne 2335 produits et où la sécurité n'occupe que quelques pages. Trop de standards, je ne parle même pas des normes, restent friables en matière de sécurité.</text:p>
      <text:p text:style-name="P4">Enfin, peut-on imaginer un cyberespace idéal où le libre serait roi ? Cela semble difficile lorsqu'on touche aux intérêts fondamentaux de la Nation ou quand il s'agit de donner un avantage temporel au défenseur. Ce sujet fait l'objet d’âpres débats aux États-Unis autour du « Cybersecurity Intelligence and Sharing Protection Act (CISPA) »<text:note text:id="ftn7" text:note-class="footnote"><text:note-citation>7</text:note-citation><text:note-body><text:p text:style-name="Footnote"><text:s/>Voir http://www.federalnewsradio.com/244/3066457/New-cybersecurity-threat-could-revive-legislation</text:p></text:note-body></text:note>. Il s'agirait de mettre à disposition des opérateurs d'importance vitale des signatures d'attaques, élaborées par la force publique, pour les outils de détection privés sous la forme d'une « black box » protégée. Une idée qui peut sembler éloignée des débats de ce forum mais qui ouvre, peut-être, des passerelles intéressantes entre le libre et le reste du monde logiciel.</text:p>
      <text:p text:style-name="P4">Le théorème du virus nous incite à la prudence et à la modestie quand les cyber-armes prolifèrent. Il sera intéressant de suivre le statut du développement français appelé DAVFI<text:note text:id="ftn8" text:note-class="footnote"><text:note-citation>8</text:note-citation><text:note-body><text:p text:style-name="Footnote"><text:s/>Voir http://www.davfi.fr/</text:p></text:note-body></text:note> qui doit donner naissance à un antivirus fiable, maîtrisé et performant pouvant être intégré à terme dans une offre complète à destination des administrations, opérateurs d'importance vitale (OIV), des entreprises et des particuliers. Le moteur d'analyse sera libre et ouvert.</text:p>
      <text:p text:style-name="P9">IV. Futur</text:p>
      <text:p text:style-name="P4">Finissons par quelques considérations sur l'avenir.</text:p>
      <text:p text:style-name="P4">L'économie pousse au libre aussi, à l'exemple d'OpenStreetmap chez Microsoft et Apple. <text:span text:style-name="T5">À</text:span> nous d'être vigilants et de faire respecter la quatrième liberté qui implique le devoir de faire partager les améliorations à la communauté.</text:p>
      <text:p text:style-name="P4">Revenons sur la cyber-diversité et sur un sujet qui m'est cher, l'électronique. Il n’existe plus aujourd’hui pratiquement que deux équipes d’électroniciens/physiciens capables de concevoir la nouvelle fonderie électronique à 22 nanomètres : celle d’<text:span text:style-name="T1">IBM</text:span>, fournisseur de confiance du gouvernement américain et celle de la société taïwanaise/chinoise <text:span text:style-name="T1">TSMC</text:span>. Le projet Crolles 3 à Grenoble est construit sur la technologie <text:span text:style-name="T1">IBM</text:span>. Le coût d’accès aux technologies numériques devient prohibitif (10 M€ pour un circuit intégré spécialisé nanométrique, 1 milliard de dollars, dit-on, pour la conception de la plateforme de l'iPhone). Comment alors surveiller nos infrastructures vitales par des systèmes réellement redondants ? La cyber-diversité est trop absente de nos systèmes. Rien n’indique une évolution notable tant les sommes en jeu sont considérables.</text:p>
      <text:p text:style-name="P4">J'avais suivi, il y a bien longtemps, des développements d'un environnement libre de conceptions de circuits avec, entre autres, un compilateur VHDL. Je suis curieux de savoir ce que le concept du libre peut apporter dans le futur pour casser cet appauvrissement de la diversité matérielle. Peut-on aller jusqu'à imaginer de regagner une souveraineté européenne perdue depuis longtemps sinon pour toujours ? La montée en puissance des circuits programmables et des calculs sur des machines massivement parallèles est manifestement un champ d'applications fécond pour le libre.</text:p>
      <text:p text:style-name="P4">La parcellisation du futur Internet (menaces de balkanisation pour Louis Pouzin) autour d’écosystèmes numériques contrôlés par quelques géants, dont aucun n’est européen aujourd’hui, est en cours. Des solutions de « cloud maîtrisé » doivent émerger en France pour contrecarrer ce raz-de-marée. Ces développements nécessitent un « meccano » complexe de briques les plus standardisés possibles, où le libre (comme openstack<text:note text:id="ftn9" text:note-class="footnote"><text:note-citation>9</text:note-citation><text:note-body><text:p text:style-name="Footnote"><text:s/>Voir http://www.openstack.org/</text:p></text:note-body></text:note>) doit prouver son efficacité.</text:p>
      <text:p text:style-name="P4">Le traitement massif BigData implique-t-il l'abandon du contrôle d'accès ? Non dit la NSA en mettant en licence Apache, une surcouche Accumulo II à Hadoop<text:note text:id="ftn10" text:note-class="footnote"><text:note-citation>10</text:note-citation><text:note-body><text:p text:style-name="Footnote"><text:s/>Voir https://wiki.apache.org/incubator/AccumuloProposal</text:p></text:note-body></text:note>. Les enjeux de sécurité sont obligatoires, comme la protection des données personnelles en Europe. <text:span text:style-name="T5">À</text:span> vous de jouer !</text:p>
      <text:p text:style-name="P4">« Nous croyons qu’un beau matin les hommes découvriront avec surprise que des objets aimables et pacifiques ont acquis des propriétés offensives et meurtrières. », Liang Qiao, Xiangsui Wang, <text:span text:style-name="T2">La Guerre hors limites</text:span>, 1999. La sphère de cet Internet des objets facilitée par l’arrivée de l’IPV6 gardera des contours flous car s’y développeront des innovations parfois de ruptures. Intégrée dans le cyberespace, elle subira les agressions de la cyberguerre. Certains de ces objets deviendront des composantes de nouveaux systèmes d’armes et nécessiteront des conceptions et des développements sécurisés . Les concepts classiques de non-prolifération n’y auront aucun effet. La communauté du logiciel libre doit contribuer à la sécurisation de cette sphère qui englobera la télémédecine, la micro-robotique qui nous envahira, les nanotechnologies ou la bioinformatique.</text:p>
      <text:p text:style-name="P4">Des robots purement logiciels animent les salles de marché par la technique du High Frequency Trading (HTF) dans l'obscurité la plus complète. La régulation des flux financiers peut-elle bénéficier des apports du libre ?</text:p>
      <text:p text:style-name="P4"><text:soft-page-break/>J'arrête là, tant les questions ouvertes restent nombreuses car comme le disait Pierre Dac : « La prévision est difficile surtout lorsqu'elle concerne l'avenir ».</text:p>
      <text:p text:style-name="P4">Je vous remercie de votre attention et suivrai avec intérêt vos déba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charset="x-symbol"/>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Standard" style:next-style-name="Standard" style:default-outline-level="3" style:class="text">
      <style:paragraph-properties fo:margin-left="0.501cm" fo:margin-right="0cm" fo:margin-top="0.212cm" fo:margin-bottom="0.212cm" fo:text-align="justify" style:justify-single-word="false" fo:text-indent="0cm" style:auto-text-indent="false" fo:keep-with-next="always"/>
      <style:text-properties style:font-name="Arial" fo:font-size="10pt" fo:font-weight="bold" style:font-size-asian="10pt" style:font-weight-asian="bold" style:font-name-complex="Arial" style:font-weight-complex="bold"/>
    </style:style>
    <style:style style:name="Endnote" style:family="paragraph" style:parent-style-name="Standard" style:class="extra">
      <style:text-properties fo:font-size="10pt" style:font-size-asian="10pt" style:font-size-complex="10pt"/>
    </style:style>
    <style:style style:name="Text" style:family="paragraph" style:parent-style-name="Standard" style:class="extra">
      <style:paragraph-properties fo:margin-top="0cm" fo:margin-bottom="0.212cm" fo:text-align="justify" style:justify-single-word="false"/>
      <style:text-properties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top="0.494cm" fo:margin-bottom="0.494cm"/>
    </style:style>
    <style:style style:name="List_20_Indent" style:display-name="List Indent" style:family="paragraph" style:parent-style-name="Text_20_body" style:class="text" style:master-page-name="">
      <style:paragraph-properties fo:margin-left="1.499cm" fo:margin-right="0cm" fo:text-align="justify" style:justify-single-word="false" fo:text-indent="-0.499cm" style:auto-text-indent="false" style:page-number="auto">
        <style:tab-stops/>
      </style:paragraph-properties>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Police_20_par_20_défaut" style:display-name="Police par défaut" style:family="text"/>
    <style:style style:name="Endnote_20_Symbol" style:display-name="Endnote Symbol" style:family="text" style:parent-style-name="Police_20_par_20_défaut">
      <style:text-properties style:text-position="super 58%"/>
    </style:style>
    <style:style style:name="Page_20_Number" style:display-name="Page Number" style:family="text" style:parent-style-name="Police_20_par_20_défaut"/>
    <style:style style:name="_20_Car_20_Car" style:display-name=" Car Car" style:family="text" style:parent-style-name="Police_20_par_20_défaut">
      <style:text-properties style:font-name="Arial" fo:language="fr" fo:country="FR" fo:font-weight="bold" style:font-weight-asian="bold" style:font-name-complex="Arial" style:font-size-complex="12pt" style:language-complex="ar" style:country-complex="SA" style:font-weight-complex="bold"/>
    </style:style>
    <style:style style:name="Footnote_20_Symbol" style:display-name="Footnote Symbol" style:family="text" style:parent-style-name="Police_20_par_20_défaut">
      <style:text-properties style:text-position="super 58%"/>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429cm" fo:text-indent="-0.794cm" fo:margin-left="1.42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style>
    <style:style style:name="MP2" style:family="paragraph" style:parent-style-name="Footer">
      <style:paragraph-properties fo:text-align="center" style:justify-single-word="false"/>
    </style:style>
    <style:style style:name="MT1" style:family="text"/>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Philippe WOLF<text:tab/>Jeudi, 11 octobre 2012<text:tab/>OPENWORLD FORUM 2012</text:p>
        <text:p text:style-name="MP1"/>
      </style:header>
      <style:footer>
        <text:p text:style-name="MP2">Page <text:span text:style-name="Page_20_Number"><text:page-number text:select-page="current">6</text:page-number></text:span><text:span text:style-name="Page_20_Number">/</text:span><text:span text:style-name="Page_20_Number"><text:page-count style:num-format="1">6</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rso</meta:initial-creator>
    <meta:creation-date>2010-03-24T22:40:00</meta:creation-date>
    <dc:date>2012-10-10T10:30:37.81</dc:date>
    <meta:print-date>2011-06-07T16:09:00</meta:print-date>
    <meta:editing-cycles>2545</meta:editing-cycles>
    <meta:editing-duration>P4DT5H58M8S</meta:editing-duration>
    <meta:generator>OpenOffice.org/3.3$Win32 OpenOffice.org_project/330m20$Build-9567</meta:generator>
    <dc:creator>Perso</dc:creator>
    <meta:document-statistic meta:table-count="0" meta:image-count="0" meta:object-count="0" meta:page-count="6" meta:paragraph-count="62" meta:word-count="2709" meta:character-count="17952"/>
    <meta:user-defined meta:name="_AdHocReviewCycleID" meta:value-type="float">901751085</meta:user-defined>
    <meta:user-defined meta:name="_AuthorEmail">philippe.wolf@ssi.gouv.fr</meta:user-defined>
    <meta:user-defined meta:name="_AuthorEmailDisplayName">Wolf Philippe</meta:user-defined>
    <meta:user-defined meta:name="_EmailSubject">Table ronde : conférence C&amp;ESAR2010</meta:user-defined>
    <meta:user-defined meta:name="_ReviewingToolsShownOnce" meta:value-type="string"/>
  </office:meta>
</office:document-meta>
</file>